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68.72mm"/>
    </style:style>
    <style:style style:name="co5" style:family="table-column">
      <style:table-column-properties fo:break-before="auto" style:column-width="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  <style:style style:name="ce4" style:family="table-cell" style:parent-style-name="Default">
      <style:text-properties style:font-name="DejaVu Sans" style:font-name-asian="DejaVu Sans1" style:font-name-complex="DejaVu Sans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/>
    <style:style style:name="ce10" style:family="table-cell" style:parent-style-name="Default">
      <style:text-properties style:font-name="DejaVu Sans" style:font-name-asian="DejaVu Sans1" style:font-name-complex="DejaVu Sans1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2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b 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b 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00" calcext:value-type="float">
            <text:p>670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 b -1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4] + 100000" office:value-type="float" office:value="106700" calcext:value-type="float">
            <text:p>10670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06700" calcext:value-type="float">
            <text:p>106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 c -17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f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d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rgets: g, e</text:p>
          </table:table-cell>
          <table:table-cell/>
        </table:table-row>
        <table:table-row table:style-name="ro1">
          <table:table-cell office:value-type="string" calcext:value-type="string">
            <text:p>mul g 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J13]-[.E13]" office:value-type="float" office:value="93304" calcext:value-type="float">
            <text:p>93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z g 2</text:p>
          </table:table-cell>
          <table:table-cell table:style-name="ce9" table:number-columns-repeated="2"/>
          <table:table-cell table:number-columns-repeated="6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set f 0</text:p>
          </table:table-cell>
          <table:table-cell table:number-columns-repeated="11"/>
          <table:table-cell office:value-type="string" calcext:value-type="string">
            <text:p>set e to 0?</text:p>
          </table:table-cell>
        </table:table-row>
        <table:table-row table:style-name="ro1">
          <table:table-cell office:value-type="string" calcext:value-type="string">
            <text:p>sub e -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2"/>
          <table:table-cell office:value-type="string" calcext:value-type="string">
            <text:p>set e to b</text:p>
          </table:table-cell>
        </table:table-row>
        <table:table-row table:style-name="ro1">
          <table:table-cell office:value-type="string" calcext:value-type="string">
            <text:p>set g e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8"/>
          <table:table-cell table:style-name="ce10" table:formula="of:=[.J18]-[.E14]" office:value-type="float" office:value="93301" calcext:value-type="float">
            <text:p>9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z g -8</text:p>
          </table:table-cell>
          <table:table-cell table:style-name="ce9"/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office:value-type="string" calcext:value-type="string">
            <text:p>sub d -1</text:p>
          </table:table-cell>
          <table:table-cell table:number-columns-repeated="11"/>
          <table:table-cell office:value-type="string" calcext:value-type="string">
            <text:p>set d to b</text:p>
          </table:table-cell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g -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f 2</text:p>
          </table:table-cell>
          <table:table-cell office:value-type="string" calcext:value-type="string">
            <text:p>n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 h -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g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g 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g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1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b -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1 -23</text:p>
          </table:table-cell>
          <table:table-cell table:number-columns-repeated="12"/>
        </table:table-row>
      </table:table>
      <table:table table:name="Sheet2" table:style-name="ta1"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t b 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nz a 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nz 1 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 goes from 106700...123700 stepping by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b 100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umber of composite numbers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 b -10000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e: check that there exist a*b =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c b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e how many non pr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c -17000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f 1</text:p>
          </table:table-cell>
          <table:table-cell/>
          <table:table-cell office:value-type="string" calcext:value-type="string">
            <text:p>HERE</text:p>
          </table:table-cell>
          <table:table-cell table:number-columns-repeated="4"/>
          <table:table-cell office:value-type="string" calcext:value-type="string">
            <text:p>HERE</text:p>
          </table:table-cell>
          <table:table-cell office:value-type="string" calcext:value-type="string">
            <text:p>1000 times</text:p>
          </table:table-cell>
        </table:table-row>
        <table:table-row table:style-name="ro1">
          <table:table-cell office:value-type="string" calcext:value-type="string">
            <text:p>set d 2</text:p>
          </table:table-cell>
          <table:table-cell table:number-columns-repeated="4"/>
          <table:table-cell table:style-name="ce7" office:value-type="string" calcext:value-type="string">
            <text:p>b times or 106700</text:p>
          </table:table-cell>
          <table:table-cell table:style-name="ce7"/>
          <table:table-cell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set e 2</text:p>
          </table:table-cell>
          <table:table-cell table:number-columns-repeated="3"/>
          <table:table-cell office:value-type="string" calcext:value-type="string">
            <text:p>Until e and b match stepping by +1 to e, b is set to 106700 (and plus 17 1000 times)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3"/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mul g e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2">
          <table:table-cell office:value-type="string" calcext:value-type="string">
            <text:p>jnz g 2</text:p>
          </table:table-cell>
          <table:table-cell office:value-type="string" calcext:value-type="string">
            <text:p>D * e – b = 0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f g – b = 0 then f is zero and h is not decremented</text:p>
          </table:table-cell>
        </table:table-row>
        <table:table-row table:style-name="ro4">
          <table:table-cell office:value-type="string" calcext:value-type="string">
            <text:p>set f 0</text:p>
          </table:table-cell>
          <table:table-cell office:value-type="string" calcext:value-type="string">
            <text:p>d gets bigger by 1 for outer loop</text:p>
          </table:table-cell>
          <table:table-cell/>
          <table:table-cell table:number-columns-repeated="3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HOW MANY TIMES IS THIS RUN?</text:p>
          </table:table-cell>
        </table:table-row>
        <table:table-row table:style-name="ro5">
          <table:table-cell office:value-type="string" calcext:value-type="string">
            <text:p>sub e -1</text:p>
          </table:table-cell>
          <table:table-cell office:value-type="string" calcext:value-type="string">
            <text:p>e gets bigger by one for every inner loop and reset in inner loop</text:p>
          </table:table-cell>
          <table:table-cell/>
          <table:table-cell office:value-type="string" calcext:value-type="string">
            <text:p>HERE</text:p>
          </table:table-cell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6">
          <table:table-cell office:value-type="string" calcext:value-type="string">
            <text:p>set g e</text:p>
          </table:table-cell>
          <table:table-cell office:value-type="string" calcext:value-type="string">
            <text:p>b gets bigger by 17 every time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-8</text:p>
          </table:table-cell>
          <table:table-cell table:number-columns-repeated="3"/>
          <table:table-cell office:value-type="string" calcext:value-type="string">
            <text:p>^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d -1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-13</text:p>
          </table:table-cell>
          <table:table-cell table:number-columns-repeated="4"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f 2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h -1</text:p>
          </table:table-cell>
          <table:table-cell table:number-columns-repeated="5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HOW MANY TIMES IS THIS RUN?</text:p>
          </table:table-cell>
        </table:table-row>
        <table:table-row table:style-name="ro1">
          <table:table-cell office:value-type="string" calcext:value-type="string">
            <text:p>set g b</text:p>
          </table:table-cell>
          <table:table-cell table:number-columns-repeated="5"/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c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2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1 3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b -17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1 -23</text:p>
          </table:table-cell>
          <table:table-cell table:number-columns-repeated="6"/>
          <table:table-cell office:value-type="string" calcext:value-type="string">
            <text:p>^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00-00-00</text:date>, <text:time style:data-style-name="N2" text:time-value="07:56:26.799301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2:50:41.596244813</meta:creation-date>
    <dc:date>2018-01-02T08:06:00.426886247</dc:date>
    <meta:editing-duration>PT40M36S</meta:editing-duration>
    <meta:editing-cycles>5</meta:editing-cycles>
    <meta:generator>LibreOffice/5.4.4.2$Linux_X86_64 LibreOffice_project/40m0$Build-2</meta:generator>
    <meta:document-statistic meta:table-count="2" meta:cell-count="208" meta:object-count="0"/>
  </office:meta>
</office:document-meta>
</file>